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phics Todo list</text:p>
      <text:p text:style-name="P1"/>
      <text:p text:style-name="P1">Menu</text:p>
      <text:p text:style-name="P2">-change menu graphics to screen coordinates </text:p>
      <text:p text:style-name="P2">-make mouse coordinates automatic for rectangles and circles</text:p>
      <text:p text:style-name="P2">-place already present menu elements into place</text:p>
      <text:p text:style-name="P2">-finish rebuild of mini map</text:p>
      <text:p text:style-name="P2">-finish map diagram</text:p>
      <text:p text:style-name="P2">-draw graphics for menu</text:p>
      <text:p text:style-name="P2">-enable textures for menu polygons and place graphics on the correct polygons</text:p>
      <text:p text:style-name="P2">-create text popup </text:p>
      <text:p text:style-name="P2">-create text prompt on bottom right of menu </text:p>
      <text:p text:style-name="P2"/>
      <text:p text:style-name="P1">Map</text:p>
      <text:p text:style-name="P1"/>
      <text:p text:style-name="P2">-create day and night with timer and lighting</text:p>
      <text:p text:style-name="P2">-add textures to tiles</text:p>
      <text:p text:style-name="P2">-create patches of grass where farms can only be created </text:p>
      <text:p text:style-name="P2">-redo rock, palm tree and gold models</text:p>
      <text:p text:style-name="P2">-create different rock models</text:p>
      <text:p text:style-name="P2"/>
      <text:p text:style-name="P2">-create light and dark minon models for units</text:p>
      <text:p text:style-name="P2">-do their stats</text:p>
      <text:p text:style-name="P2">-create new building models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5-16T19:04:30.42</meta:creation-date>
    <dc:date>2016-05-16T19:13:25.51</dc:date>
    <dc:creator>Harry Martin</dc:creator>
    <meta:editing-duration>PT8M54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0" meta:word-count="109" meta:character-count="663"/>
  </office:meta>
</office:document-meta>
</file>